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paragraph-properties fo:text-align="center"/>
    </style:style>
    <style:style style:name="P4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1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2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1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1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6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1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8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1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20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2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2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2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24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de" style:country-asian="DE" style:language-complex="ar" style:country-complex="SA"/>
    </style:style>
    <style:style style:name="T2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2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27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2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2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3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4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4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4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4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4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4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4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4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4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5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5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5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53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5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background-color="#293C40" style:language-asian="de" style:country-asian="DE" style:language-complex="ar" style:country-complex="SA"/>
    </style:style>
    <style:style style:name="T55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5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5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5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5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6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6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6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6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6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6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66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6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68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6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7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7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72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7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7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7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76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7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78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7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0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8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8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8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8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9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91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de" style:country-asian="DE" style:language-complex="ar" style:country-complex="SA"/>
    </style:style>
    <style:style style:name="T9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9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9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9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9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9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9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9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10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10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10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10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11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11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11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2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12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2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12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2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6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9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6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9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4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7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9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0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8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9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8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9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192" style:parent-style-name="Textbody" style:family="paragraph">
      <style:text-properties fo:language="en" fo:country="US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draw:connector draw:type="line" svg:x1="0.01654in" svg:y1="0.55315in" svg:x2="6.79779in" svg:y2="0.55315in" draw:z-index="251658240" draw:id="id0" draw:style-name="a0" draw:name="Linie 1" text:anchor-type="paragraph"><svg:title/><svg:desc/></draw:connector>Operatoren4:</text:h>
      <text:p text:style-name="P2"/>
      <text:p text:style-name="P3"/>
      <text:p text:style-name="Textbody">Aufgabe 1:</text:p>
      <text:p text:style-name="Textbody"/>
      <text:p text:style-name="P4"><text:span text:style-name="T5">public class<text:s/></text:span><text:span text:style-name="T6">Operatoren4 {</text:span><text:span text:style-name="T7"><text:line-break/><text:s text:c="4"/></text:span><text:span text:style-name="T8">private static char</text:span><text:span text:style-name="T9">[]<text:s/></text:span><text:span text:style-name="T10">array<text:s/></text:span><text:span text:style-name="T11">= {</text:span><text:span text:style-name="T12">'W'</text:span><text:span text:style-name="T13">,<text:s/></text:span><text:span text:style-name="T14">'W'</text:span><text:span text:style-name="T15">,<text:s/></text:span><text:span text:style-name="T16">'I'</text:span><text:span text:style-name="T17">,<text:s/></text:span><text:span text:style-name="T18">'D'</text:span><text:span text:style-name="T19">,<text:s/></text:span><text:span text:style-name="T20">'S'</text:span><text:span text:style-name="T21">};</text:span><text:span text:style-name="T22"><text:line-break/><text:s text:c="4"/></text:span><text:span text:style-name="T23">public static void<text:s/></text:span><text:span text:style-name="T24">a</text:span><text:span text:style-name="T25">() {</text:span><text:span text:style-name="T26"><text:line-break/><text:s text:c="8"/>String s =<text:s/></text:span><text:span text:style-name="T27">"Tutorium"</text:span><text:span text:style-name="T28">;</text:span><text:span text:style-name="T29"><text:line-break/><text:s text:c="8"/>s = s.toLowerCase();</text:span><text:span text:style-name="T30"><text:line-break/><text:s text:c="8"/></text:span><text:span text:style-name="T31">char<text:s/></text:span><text:span text:style-name="T32">c;</text:span><text:span text:style-name="T33"><text:line-break/><text:s text:c="8"/></text:span><text:span text:style-name="T34">if<text:s/></text:span><text:span text:style-name="T35">(s.length() &lt;=<text:s/></text:span><text:span text:style-name="T36">8</text:span><text:span text:style-name="T37">) {</text:span><text:span text:style-name="T38"><text:line-break/><text:s text:c="12"/>c = s.charAt(s.length() - (s.length()/</text:span><text:span text:style-name="T39">2</text:span><text:span text:style-name="T40">)); }<text:s/></text:span><text:span text:style-name="T41">else<text:s/></text:span><text:span text:style-name="T42">{</text:span><text:span text:style-name="T43"><text:line-break/><text:s text:c="12"/>c = s.charAt(</text:span><text:span text:style-name="T44">1</text:span><text:span text:style-name="T45">);</text:span><text:span text:style-name="T46"><text:line-break/><text:s text:c="8"/>}</text:span><text:span text:style-name="T47"><text:line-break/><text:s text:c="8"/></text:span><text:span text:style-name="T48">double<text:s/></text:span><text:span text:style-name="T49">d =<text:s/></text:span><text:span text:style-name="T50">1.5</text:span><text:span text:style-name="T51">;</text:span><text:span text:style-name="T52"><text:line-break/><text:s text:c="8"/>String[] s2 = s.split(</text:span><text:span text:style-name="T53">"</text:span><text:span text:style-name="T54">o</text:span><text:span text:style-name="T55">"</text:span><text:span text:style-name="T56">);</text:span><text:span text:style-name="T57"><text:line-break/><text:s text:c="8"/></text:span><text:span text:style-name="T58">short<text:s/></text:span><text:span text:style-name="T59">e = (</text:span><text:span text:style-name="T60">short</text:span><text:span text:style-name="T61">) d;</text:span><text:span text:style-name="T62"><text:line-break/><text:s text:c="8"/>d = d +<text:s/></text:span><text:span text:style-name="T63">3</text:span><text:span text:style-name="T64">;</text:span><text:span text:style-name="T65"><text:line-break/><text:s text:c="8"/>System.</text:span><text:span text:style-name="T66">out</text:span><text:span text:style-name="T67">.println(</text:span><text:span text:style-name="T68">"c: "<text:s/></text:span><text:span text:style-name="T69">+ c); System.</text:span><text:span text:style-name="T70">out</text:span><text:span text:style-name="T71">.println(</text:span><text:span text:style-name="T72">"s: "<text:s/></text:span><text:span text:style-name="T73">+ s); System.</text:span><text:span text:style-name="T74">out</text:span><text:span text:style-name="T75">.println(</text:span><text:span text:style-name="T76">"d: "<text:s/></text:span><text:span text:style-name="T77">+ d); System.</text:span><text:span text:style-name="T78">out</text:span><text:span text:style-name="T79">.println(</text:span><text:span text:style-name="T80">"e: "<text:s/></text:span><text:span text:style-name="T81">+ e++); System.</text:span><text:span text:style-name="T82">out</text:span><text:span text:style-name="T83">.println(</text:span><text:span text:style-name="T84">"s2: "<text:s/></text:span><text:span text:style-name="T85">+ s2[</text:span><text:span text:style-name="T86">1</text:span><text:span text:style-name="T87">]);</text:span><text:span text:style-name="T88"><text:line-break/><text:s text:c="4"/>}</text:span><text:span text:style-name="T89"><text:line-break/><text:s text:c="4"/></text:span><text:span text:style-name="T90">public static boolean<text:s/></text:span><text:span text:style-name="T91">b</text:span><text:span text:style-name="T92">(</text:span><text:span text:style-name="T93">boolean<text:s/></text:span><text:span text:style-name="T94">status) {<text:s/></text:span><text:span text:style-name="T95">int<text:s/></text:span><text:span text:style-name="T96">k =<text:s/></text:span><text:span text:style-name="T97">7<text:s/></text:span><text:span text:style-name="T98">%<text:s/></text:span><text:span text:style-name="T99">3</text:span><text:span text:style-name="T100">;</text:span><text:span text:style-name="T101"><text:line-break/><text:s text:c="8"/></text:span><text:span text:style-name="T102">short<text:s/></text:span><text:span text:style-name="T103">j =<text:s/></text:span><text:span text:style-name="T104">9</text:span><text:span text:style-name="T105">;</text:span><text:span text:style-name="T106"><text:line-break/><text:s text:c="8"/></text:span><text:span text:style-name="T107">while<text:s/></text:span><text:span text:style-name="T108">(status) {</text:span><text:span text:style-name="T109"><text:line-break/><text:s text:c="12"/>k++;</text:span><text:span text:style-name="T110"><text:line-break/><text:s text:c="12"/></text:span><text:span text:style-name="T111">if<text:s/></text:span><text:span text:style-name="T112">(k ==<text:s/></text:span><text:span text:style-name="T113">7</text:span><text:span text:style-name="T114">) {</text:span><text:span text:style-name="T115"><text:line-break/><text:s text:c="16"/></text:span><text:span text:style-name="T116">break</text:span><text:span text:style-name="T117">; }</text:span><text:span text:style-name="T118"><text:line-break/><text:s text:c="12"/>--j; }</text:span><text:span text:style-name="T119"><text:line-break/><text:s text:c="8"/>System.</text:span><text:span text:style-name="T120">out</text:span><text:span text:style-name="T121">.println(j %<text:s/></text:span><text:span text:style-name="T122">2<text:s/></text:span><text:span text:style-name="T123">!=<text:s/></text:span><text:span text:style-name="T124">0</text:span><text:span text:style-name="T125">);</text:span><text:span text:style-name="T126"><text:line-break/><text:s text:c="8"/></text:span><text:span text:style-name="T127">return<text:s/></text:span><text:span text:style-name="T128">j %<text:s/></text:span><text:span text:style-name="T129">2<text:s/></text:span><text:span text:style-name="T130">==<text:s/></text:span><text:span text:style-name="T131">0</text:span><text:span text:style-name="T132">;</text:span><text:span text:style-name="T133"><text:line-break/><text:s text:c="4"/>}</text:span><text:span text:style-name="T134"><text:line-break/><text:s text:c="4"/></text:span><text:span text:style-name="T135">public static void<text:s/></text:span><text:span text:style-name="T136">c</text:span><text:span text:style-name="T137">(</text:span><text:span text:style-name="T138">int<text:s/></text:span><text:span text:style-name="T139">i,<text:s/></text:span><text:span text:style-name="T140">char<text:s/></text:span><text:span text:style-name="T141">c) {<text:s/></text:span><text:span text:style-name="T142">for<text:s/></text:span><text:span text:style-name="T143">(</text:span><text:span text:style-name="T144">int<text:s/></text:span><text:span text:style-name="T145">x =<text:s/></text:span><text:span text:style-name="T146">1</text:span><text:span text:style-name="T147">; x &lt;= i; x++) {</text:span><text:span text:style-name="T148"><text:line-break/><text:s text:c="8"/></text:span><text:span text:style-name="T149">for<text:s/></text:span><text:span text:style-name="T150">(</text:span><text:span text:style-name="T151">int<text:s/></text:span><text:span text:style-name="T152">y =<text:s/></text:span><text:span text:style-name="T153">0</text:span><text:span text:style-name="T154">; y &lt; x; y++) {</text:span><text:span text:style-name="T155"><text:line-break/><text:s text:c="12"/>System.</text:span><text:span text:style-name="T156">out</text:span><text:span text:style-name="T157">.print(c); }</text:span><text:span text:style-name="T158"><text:line-break/><text:s text:c="8"/>System.</text:span><text:span text:style-name="T159">out</text:span><text:span text:style-name="T160">.println(); }</text:span><text:span text:style-name="T161"><text:line-break/><text:s text:c="4"/>}</text:span><text:span text:style-name="T162"><text:line-break/><text:s text:c="4"/></text:span><text:span text:style-name="T163">public static void<text:s/></text:span><text:span text:style-name="T164">main</text:span><text:span text:style-name="T165">(String[] args) {</text:span><text:span text:style-name="T166"><text:line-break/><text:s text:c="8"/></text:span><text:span text:style-name="T167">a</text:span><text:span text:style-name="T168">();<text:s/></text:span><text:span text:style-name="T169">// c: r; s: tutorium; d: 4.5; e: 1; s2: rium</text:span><text:span text:style-name="T170"><text:line-break/><text:s text:c="8"/></text:span><text:span text:style-name="T171">System.</text:span><text:span text:style-name="T172">out</text:span><text:span text:style-name="T173">.println(</text:span><text:span text:style-name="T174">b</text:span><text:span text:style-name="T175">(</text:span><text:span text:style-name="T176">true</text:span><text:span text:style-name="T177">));<text:s/></text:span><text:span text:style-name="T178">// false</text:span><text:span text:style-name="T179"><text:line-break/><text:s text:c="8"/></text:span><text:span text:style-name="T180">c</text:span><text:span text:style-name="T181">(</text:span><text:span text:style-name="T182">3</text:span><text:span text:style-name="T183">,<text:s/></text:span><text:span text:style-name="T184">"programmierung"</text:span><text:span text:style-name="T185">.charAt(</text:span><text:span text:style-name="T186">4</text:span><text:span text:style-name="T187">));<text:s/></text:span><text:span text:style-name="T188">//true</text:span><text:span text:style-name="T189"><text:line-break/><text:s text:c="4"/></text:span><text:span text:style-name="T190">}</text:span><text:span text:style-name="T191"><text:line-break/>}</text:span></text:p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06T15:16:00Z</meta:creation-date>
    <dc:date>2024-02-06T15:17:00Z</dc:date>
    <meta:template xlink:href="Normal.dotm" xlink:type="simple"/>
    <meta:editing-cycles>3</meta:editing-cycles>
    <meta:editing-duration>PT0S</meta:editing-duration>
    <meta:document-statistic meta:page-count="1" meta:paragraph-count="2" meta:word-count="177" meta:character-count="1295" meta:row-count="9" meta:non-whitespace-character-count="1120"/>
  </office:meta>
</office:document-meta>
</file>